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62000002500478C541131F05D6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Исследование возможностей распараллеливания алгоритмов решения целочисленных линейных неравенств на GP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Цель работ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Цель работы - реализация алгоритма Branch-and-Cut с использованием подходов массивного параллелизма и возможностей Nvidia CUDA.</text:p>
              </text:list-item>
              <text:list-item>
                <text:p>Задача смешанного программирования имеет вид:</text:p>
              </text:list-item>
              <text:list-item>
                <text:p><text:s text:c="2"/>$$c^* = \min\{c^Tx|Ax\le b,~ x\in \mathbb{R}^n,~ x_j\in\mathbb{Z}~ \forall j\in\mathbb{I}\}$$</text:p>
              </text:list-item>
              <text:list-item>
                <text:p><text:s text:c="2"/>$$X_{MIP}=\{x\in\mathbb{R}^n|Ax\le b,~ x_j\in\mathbb{Z}~ \forall j\in\mathbb{I}\}$$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PGPU (general-purpose computing for graphics processing units)</text:p>
              </text:list-item>
              <text:list-item>
                <text:p>NVIDIA CU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ranch-and-Cut</text:p>
          </draw:text-box>
        </draw:frame>
        <draw:frame draw:style-name="gr2" draw:text-style-name="P2" draw:layer="layout" svg:width="17.163cm" svg:height="16.657cm" svg:x="5.443cm" svg:y="4.343cm" presentation:class="graphic" presentation:user-transformed="true">
          <draw:image xlink:href="Pictures/2000000200000262000002500478C541131F05D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Используемый алгоритм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Нарисовать алгоритм надо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Анализ метод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Результаты и выводы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2:51:50.842731783</meta:creation-date>
    <dc:date>2017-06-20T13:20:57.845552284</dc:date>
    <meta:editing-duration>PT19M30S</meta:editing-duration>
    <meta:editing-cycles>9</meta:editing-cycles>
    <meta:generator>LibreOffice/5.1.6.2$Linux_X86_64 LibreOffice_project/10m0$Build-2</meta:generator>
    <meta:document-statistic meta:object-count="48"/>
  </office:meta>
</office:document-meta>
</file>